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7E0000005E3A93BB21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size-complex="8pt"/>
    </style:style>
    <style:style style:name="T1" style:family="text">
      <style:text-properties fo:font-family="'XB Tabriz'" style:font-pitch="variable" fo:font-size="8pt" style:font-size-asian="8pt" style:font-size-complex="8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3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2cm" svg:height="0.852cm" svg:x="0.853cm" svg:y="1.265cm">
          <draw:image xlink:href="Pictures/200000020000017E0000005E3A93BB21.eps" xlink:type="simple" xlink:show="embed" xlink:actuate="onLoad">
            <text:p/>
          </draw:image>
        </draw:frame>
        <draw:frame draw:style-name="gr2" draw:layer="layout" svg:width="0.595cm" svg:height="0.308cm" svg:x="1.84cm" svg:y="0.75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95cm" svg:height="0.308cm" svg:x="2.731cm" svg:y="0.7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1" draw:layer="layout" svg:x1="1.627cm" svg:y1="1.195cm" svg:x2="2.58cm" svg:y2="1.195cm">
          <text:p/>
        </draw:line>
        <draw:line draw:style-name="gr3" draw:text-style-name="P1" draw:layer="layout" svg:x1="2.612cm" svg:y1="1.195cm" svg:x2="3.54cm" svg:y2="1.195cm">
          <text:p/>
        </draw:line>
        <draw:frame draw:style-name="gr2" xml:id="id1" draw:id="id1" draw:layer="layout" svg:width="0.389cm" svg:height="0.308cm" svg:x="0.355cm" svg:y="0.54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xml:id="id3" draw:id="id3" draw:layer="layout" svg:width="1.069cm" svg:height="0.308cm" svg:x="4.213cm" svg:y="0.58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4" draw:text-style-name="P1" draw:layer="layout" draw:type="curve" svg:x1="0.744cm" svg:y1="0.7cm" svg:x2="2.051cm" svg:y2="1.536cm" draw:start-shape="id1" draw:start-glue-point="1" draw:end-shape="id2" draw:end-glue-point="0" svg:d="m744 700c872 0 1307 278 1307 836">
          <text:p/>
        </draw:connector>
        <draw:connector draw:style-name="gr4" draw:text-style-name="P1" draw:layer="layout" draw:type="curve" svg:x1="4.213cm" svg:y1="0.739cm" svg:x2="3.12cm" svg:y2="1.497cm" draw:start-shape="id3" draw:start-glue-point="3" draw:end-shape="id4" draw:end-glue-point="0" svg:d="m4213 739c-729 0-1093 252-1093 758">
          <text:p/>
        </draw:connector>
        <draw:line draw:style-name="gr5" draw:text-style-name="P1" draw:layer="layout" svg:x1="1.803cm" svg:y1="2.272cm" svg:x2="1.316cm" svg:y2="2.272cm">
          <text:p/>
        </draw:line>
        <draw:frame draw:style-name="gr2" draw:layer="layout" svg:width="0.892cm" svg:height="0.503cm" svg:x="1.027cm" svg:y="2.36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5" draw:text-style-name="P1" draw:layer="layout" svg:x1="2.829cm" svg:y1="2.48cm" svg:x2="2.428cm" svg:y2="2.48cm">
          <text:p/>
        </draw:line>
        <draw:line draw:style-name="gr5" draw:text-style-name="P1" draw:layer="layout" svg:x1="3.385cm" svg:y1="2.428cm" svg:x2="3.946cm" svg:y2="2.428cm">
          <text:p/>
        </draw:line>
        <draw:line draw:style-name="gr5" draw:text-style-name="P1" draw:layer="layout" svg:x1="2.461cm" svg:y1="2.256cm" svg:x2="2.862cm" svg:y2="2.256cm">
          <text:p/>
        </draw:line>
        <draw:frame draw:style-name="gr2" draw:layer="layout" svg:width="1.549cm" svg:height="0.52cm" svg:x="3.053cm" svg:y="2.57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6" draw:text-style-name="P1" xml:id="id5" draw:id="id5" draw:layer="layout" svg:width="1.02cm" svg:height="0.555cm" svg:x="2.168cm" svg:y="2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xml:id="id6" draw:id="id6" draw:layer="layout" svg:width="1.994cm" svg:height="0.503cm" svg:x="6.098cm" svg:y="0.54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4" draw:text-style-name="P1" draw:layer="layout" draw:type="curve" svg:x1="3.188cm" svg:y1="2.369cm" svg:x2="6.098cm" svg:y2="0.798cm" draw:start-shape="id5" draw:start-glue-point="10" draw:end-shape="id6" svg:d="m3188 2369c2184 0 729-1571 2910-1571">
          <text:p/>
        </draw:connector>
        <draw:frame draw:style-name="gr2" draw:layer="layout" svg:width="1.297cm" svg:height="0.503cm" svg:x="5.956cm" svg:y="1.0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473cm" svg:height="0.534cm" svg:x="5.826cm" svg:y="1.51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3.084cm" svg:height="0.534cm" svg:x="5.412cm" svg:y="2.09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1.085cm" svg:height="0.532cm" svg:x="5.451cm" svg:y="2.71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2" xml:id="id2" draw:id="id2" draw:layer="layout" svg:width="0.798cm" svg:height="0.696cm" svg:x="1.652cm" svg:y="1.536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7" draw:text-style-name="P2" xml:id="id4" draw:id="id4" draw:layer="layout" svg:width="0.971cm" svg:height="0.696cm" svg:x="2.635cm" svg:y="1.497cm">
          <draw:text-box>
            <text:p><text:span text:style-name="T1">(</text:span><text:span text:style-name="T3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6T10:17:19</dc:date>
    <dc:creator>kkk </dc:creator>
    <meta:editing-duration>PT10M55S</meta:editing-duration>
    <meta:editing-cycles>2</meta:editing-cycles>
    <meta:generator>LibreOffice/3.3$Linux LibreOffice_project/330m19$Build-401</meta:generator>
    <meta:document-statistic meta:object-count="24"/>
  </office:meta>
</office:document-meta>
</file>

<file path=Object 1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10/content.xml><?xml version="1.0" encoding="utf-8"?>
<math xmlns="http://www.w3.org/1998/Math/MathML">
  <semantics>
    <mrow>
      <mrow>
        <mrow>
          <msub>
            <mi>J</mi>
            <mi>p</mi>
          </msub>
          <mo stretchy="false">=</mo>
          <mfrac>
            <msub>
              <mi>I</mi>
              <mi>p</mi>
            </msub>
            <mi>A</mi>
          </mfrac>
        </mrow>
        <mo stretchy="false">=</mo>
        <mrow>
          <mo stretchy="false">−</mo>
          <mfrac>
            <mi>q</mi>
            <mn>2</mn>
          </mfrac>
        </mrow>
      </mrow>
      <mfrac>
        <mi mathvariant="italic">dp</mi>
        <mi mathvariant="italic">dx</mi>
      </mfrac>
      <mrow>
        <mfrac>
          <msup>
            <mrow>
              <mo stretchy="false">Δ</mo>
              <mi>x</mi>
            </mrow>
            <mn>2</mn>
          </msup>
          <mrow>
            <mo stretchy="false">Δ</mo>
            <mi>t</mi>
          </mrow>
        </mfrac>
        <mo stretchy="false">=</mo>
        <mrow>
          <mo stretchy="false">−</mo>
          <msub>
            <mi mathvariant="italic">qD</mi>
            <mi>p</mi>
          </msub>
        </mrow>
      </mrow>
      <mfrac>
        <mi mathvariant="italic">dp</mi>
        <mi mathvariant="italic">dx</mi>
      </mfrac>
    </mrow>
    <annotation encoding="StarMath 5.0">J_p =I_p over A= -{ q over 2} {{dp} over {dx}} {%DELTA x}^2 over {%DELTA t} = -qD_p {dp over dx}</annotation>
  </semantics>
</math>
</file>

<file path=Object 11/content.xml><?xml version="1.0" encoding="utf-8"?>
<math xmlns="http://www.w3.org/1998/Math/MathML">
  <semantics>
    <mrow>
      <msub>
        <mi>D</mi>
        <mi>p</mi>
      </msub>
      <mo stretchy="false">=</mo>
      <mfrac>
        <msup>
          <mrow>
            <mo stretchy="false">Δ</mo>
            <mi>x</mi>
          </mrow>
          <mn>2</mn>
        </msup>
        <mrow>
          <mn>2</mn>
          <mo stretchy="false">Δ</mo>
          <mi>t</mi>
        </mrow>
      </mfrac>
    </mrow>
    <annotation encoding="StarMath 5.0">D_p= {%DELTA x}^2 over {2 %DELTA t}</annotation>
  </semantics>
</math>
</file>

<file path=Object 2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3/content.xml><?xml version="1.0" encoding="utf-8"?>
<math xmlns="http://www.w3.org/1998/Math/MathML">
  <semantics>
    <mrow>
      <mrow>
        <mi>p</mi>
        <mo stretchy="false">+</mo>
        <mo stretchy="false">Δ</mo>
      </mrow>
      <mi>p</mi>
    </mrow>
    <annotation encoding="StarMath 5.0">p+%DELTA p</annotation>
  </semantics>
</math>
</file>

<file path=Object 4/content.xml><?xml version="1.0" encoding="utf-8"?>
<math xmlns="http://www.w3.org/1998/Math/MathML">
  <semantics>
    <mi>p</mi>
    <annotation encoding="StarMath 5.0">p</annotation>
  </semantics>
</math>
</file>

<file path=Object 5/content.xml><?xml version="1.0" encoding="utf-8"?>
<math xmlns="http://www.w3.org/1998/Math/MathML">
  <semantics>
    <mfrac>
      <mrow>
        <mi>p</mi>
        <mi>A</mi>
        <mo stretchy="false">Δ</mo>
        <mi>x</mi>
      </mrow>
      <mn>2</mn>
    </mfrac>
    <annotation encoding="StarMath 5.0">{p A %DELTA x} over 2</annotation>
  </semantics>
</math>
</file>

<file path=Object 6/content.xml><?xml version="1.0" encoding="utf-8"?>
<math xmlns="http://www.w3.org/1998/Math/MathML">
  <semantics>
    <mfrac>
      <mrow>
        <mrow>
          <mo stretchy="false">(</mo>
          <mrow>
            <mrow>
              <mi>p</mi>
              <mo stretchy="false">+</mo>
              <mo stretchy="false">Δ</mo>
            </mrow>
            <mi>p</mi>
          </mrow>
          <mo stretchy="false">)</mo>
        </mrow>
        <mi>A</mi>
        <mo stretchy="false">Δ</mo>
        <mi>x</mi>
      </mrow>
      <mn>2</mn>
    </mfrac>
    <annotation encoding="StarMath 5.0">{(p+%DELTA p) A %DELTA x} over 2</annotation>
  </semantics>
</math>
</file>

<file path=Object 7/content.xml><?xml version="1.0" encoding="utf-8"?>
<math xmlns="http://www.w3.org/1998/Math/MathML">
  <semantics>
    <mrow>
      <mo stretchy="false">Δ</mo>
      <mrow>
        <msub>
          <mi>Q</mi>
          <mi>p</mi>
        </msub>
        <mo stretchy="false">=</mo>
        <mrow>
          <mo stretchy="false">−</mo>
          <mi>q</mi>
        </mrow>
      </mrow>
      <mfrac>
        <mrow>
          <mo stretchy="false">Δ</mo>
          <mi>p</mi>
          <mi>A</mi>
          <mo stretchy="false">Δ</mo>
          <mi>x</mi>
        </mrow>
        <mn>2</mn>
      </mfrac>
    </mrow>
    <annotation encoding="StarMath 5.0">%DELTA Q_p = -q{{%DELTA p A %DELTA x} over {2}}</annotation>
  </semantics>
</math>
</file>

<file path=Object 8/content.xml><?xml version="1.0" encoding="utf-8"?>
<math xmlns="http://www.w3.org/1998/Math/MathML">
  <semantics>
    <mrow>
      <mo stretchy="false">Δ</mo>
      <mrow>
        <mi>p</mi>
        <mo stretchy="false">=</mo>
        <mfrac>
          <mi mathvariant="italic">dp</mi>
          <mi mathvariant="italic">dx</mi>
        </mfrac>
      </mrow>
      <mo stretchy="false">Δ</mo>
      <mi>x</mi>
    </mrow>
    <annotation encoding="StarMath 5.0">%DELTA p = {{dp} over {dx}} %DELTA x</annotation>
  </semantics>
</math>
</file>

<file path=Object 9/content.xml><?xml version="1.0" encoding="utf-8"?>
<math xmlns="http://www.w3.org/1998/Math/MathML">
  <semantics>
    <mrow>
      <mrow>
        <mrow>
          <msub>
            <mi>I</mi>
            <mi>p</mi>
          </msub>
          <mo stretchy="false">=</mo>
          <mfrac>
            <mrow>
              <mo stretchy="false">Δ</mo>
              <msub>
                <mi>Q</mi>
                <mi>p</mi>
              </msub>
            </mrow>
            <mrow>
              <mo stretchy="false">Δ</mo>
              <mi>t</mi>
            </mrow>
          </mfrac>
        </mrow>
        <mo stretchy="false">=</mo>
        <mrow>
          <mo stretchy="false">−</mo>
          <mfrac>
            <mi>q</mi>
            <mn>2</mn>
          </mfrac>
        </mrow>
      </mrow>
      <mfrac>
        <mi mathvariant="italic">dp</mi>
        <mi mathvariant="italic">dx</mi>
      </mfrac>
      <mfrac>
        <mrow>
          <mi>A</mi>
          <msup>
            <mrow>
              <mo stretchy="false">Δ</mo>
              <mi>x</mi>
            </mrow>
            <mn>2</mn>
          </msup>
        </mrow>
        <mrow>
          <mo stretchy="false">Δ</mo>
          <mi>t</mi>
        </mrow>
      </mfrac>
    </mrow>
    <annotation encoding="StarMath 5.0">I_p={%DELTA Q_p} over {%DELTA t} = -{ q over 2} {{dp} over {dx}} {A {%DELTA x}^2} over { %DELTA t}</annotation>
  </semantics>
</math>
</file>